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4.179cm" fo:margin-left="-0.106cm" fo:margin-top="0cm" fo:margin-bottom="0cm" table:align="left" style:writing-mode="lr-tb"/>
    </style:style>
    <style:style style:name="Table1.A" style:family="table-column">
      <style:table-column-properties style:column-width="4.179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 style:writing-mode="lr-tb"/>
    </style:style>
    <style:style style:name="Table2" style:family="table">
      <style:table-properties style:width="8.805cm" fo:margin-left="-0.106cm" fo:margin-top="0cm" fo:margin-bottom="0cm" table:align="left" style:writing-mode="lr-tb"/>
    </style:style>
    <style:style style:name="Table2.A" style:family="table-column">
      <style:table-column-properties style:column-width="4.205cm"/>
    </style:style>
    <style:style style:name="Table2.B" style:family="table-column">
      <style:table-column-properties style:column-width="2.533cm"/>
    </style:style>
    <style:style style:name="Table2.C" style:family="table-column">
      <style:table-column-properties style:column-width="2.067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 style:writing-mode="lr-tb"/>
    </style:style>
    <style:style style:name="Table3" style:family="table">
      <style:table-properties style:width="11.063cm" fo:margin-left="-0.106cm" fo:margin-top="0cm" fo:margin-bottom="0cm" table:align="left" style:writing-mode="lr-tb"/>
    </style:style>
    <style:style style:name="Table3.A" style:family="table-column">
      <style:table-column-properties style:column-width="4.21cm"/>
    </style:style>
    <style:style style:name="Table3.B" style:family="table-column">
      <style:table-column-properties style:column-width="2.536cm"/>
    </style:style>
    <style:style style:name="Table3.C" style:family="table-column">
      <style:table-column-properties style:column-width="2.069cm"/>
    </style:style>
    <style:style style:name="Table3.D" style:family="table-column">
      <style:table-column-properties style:column-width="2.247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 style:writing-mode="lr-tb"/>
    </style:style>
    <style:style style:name="P1" style:family="paragraph" style:parent-style-name="Standard">
      <style:text-properties officeooo:rsid="0021d808" officeooo:paragraph-rsid="0021d808"/>
    </style:style>
    <style:style style:name="P2" style:family="paragraph" style:parent-style-name="Standard">
      <style:text-properties officeooo:paragraph-rsid="0021d808"/>
    </style:style>
    <style:style style:name="P3" style:family="paragraph" style:parent-style-name="Standard">
      <style:text-properties fo:font-weight="bold" officeooo:rsid="0021d808" officeooo:paragraph-rsid="0021d808" style:font-weight-asian="bold" style:font-weight-complex="bold"/>
    </style:style>
    <style:style style:name="P4" style:family="paragraph" style:parent-style-name="Standard">
      <style:text-properties fo:font-weight="bold" officeooo:rsid="0021e718" officeooo:paragraph-rsid="0021e718" style:font-weight-asian="bold" style:font-weight-complex="bold"/>
    </style:style>
    <style:style style:name="P5" style:family="paragraph" style:parent-style-name="Standard">
      <style:text-properties fo:font-weight="bold" officeooo:rsid="00226bd8" officeooo:paragraph-rsid="00226bd8" style:font-weight-asian="bold" style:font-weight-complex="bold"/>
    </style:style>
    <style:style style:name="P6" style:family="paragraph" style:parent-style-name="Standard">
      <style:text-properties fo:font-weight="normal" officeooo:rsid="0021d808" officeooo:paragraph-rsid="0021d808" style:font-weight-asian="normal" style:font-weight-complex="normal"/>
    </style:style>
    <style:style style:name="P7" style:family="paragraph" style:parent-style-name="Standard">
      <style:text-properties fo:font-weight="normal" officeooo:rsid="00226bd8" officeooo:paragraph-rsid="00226bd8" style:font-weight-asian="normal" style:font-weight-complex="normal"/>
    </style:style>
    <style:style style:name="P8" style:family="paragraph" style:parent-style-name="Standard">
      <style:text-properties style:font-name="Calibri" fo:font-size="11pt" fo:language="en" fo:country="none" fo:font-weight="bold" officeooo:paragraph-rsid="00261806" style:font-name-asian="Times New Roman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9" style:family="paragraph" style:parent-style-name="Standard">
      <style:paragraph-properties fo:break-before="page"/>
      <style:text-properties fo:font-weight="bold" officeooo:rsid="0104fb75" officeooo:paragraph-rsid="00261806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/>
      <style:text-properties fo:font-weight="normal" officeooo:rsid="0104fb75" officeooo:paragraph-rsid="00261806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1pt" fo:language="en" fo:country="none" fo:font-weight="bold" officeooo:paragraph-rsid="00261806" style:font-name-asian="Times New Roman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1pt" fo:language="en" fo:country="none" officeooo:paragraph-rsid="00261806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/>
      <style:text-properties officeooo:paragraph-rsid="00261806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vertical-align="auto"/>
      <style:text-properties style:font-name="Calibri" fo:font-size="11pt" fo:language="en" fo:country="none" officeooo:paragraph-rsid="00261806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vertical-align="auto"/>
      <style:text-properties style:font-name="Calibri" fo:font-size="12pt" fo:language="en" fo:country="none" officeooo:paragraph-rsid="00261806" style:font-name-asian="Times New Roman" style:font-size-asian="12pt" style:language-asian="en" style:country-asian="US" style:font-name-complex="Calibri1" style:font-size-complex="12pt" style:language-complex="ar" style:country-complex="SA"/>
    </style:style>
    <style:style style:name="P16" style:family="paragraph" style:parent-style-name="Standard" style:list-style-name="L1">
      <style:text-properties officeooo:rsid="0021d808" officeooo:paragraph-rsid="0021d808"/>
    </style:style>
    <style:style style:name="P17" style:family="paragraph" style:parent-style-name="Standard">
      <style:text-properties officeooo:rsid="0021d808" officeooo:paragraph-rsid="0021d808"/>
    </style:style>
    <style:style style:name="P18" style:family="paragraph" style:parent-style-name="Standard" style:list-style-name="L1">
      <style:text-properties officeooo:rsid="00226bd8" officeooo:paragraph-rsid="00226bd8"/>
    </style:style>
    <style:style style:name="P19" style:family="paragraph" style:parent-style-name="Standard" style:list-style-name="L1">
      <style:text-properties officeooo:rsid="00278ccd" officeooo:paragraph-rsid="00278ccd"/>
    </style:style>
    <style:style style:name="P20" style:family="paragraph" style:parent-style-name="Standard">
      <style:text-properties fo:font-weight="normal" officeooo:rsid="0021d808" officeooo:paragraph-rsid="0021d808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226bd8" officeooo:paragraph-rsid="00226bd8" style:font-weight-asian="normal" style:font-weight-complex="normal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weight="normal" officeooo:rsid="0021d808" officeooo:paragraph-rsid="0021d808" style:font-weight-asian="normal" style:font-weight-complex="normal"/>
    </style:style>
    <style:style style:name="T1" style:family="text">
      <style:text-properties style:font-name="Calibri" fo:font-size="11pt" fo:language="en" fo:country="none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T2" style:family="text">
      <style:text-properties style:font-name="Calibri" fo:font-size="11pt" fo:language="en" fo:country="none" fo:font-weight="bold" style:font-name-asian="Times New Roman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Run Energy Documentation</text:p>
      <text:p text:style-name="P2"/>
      <text:list xml:id="list7052559151436811675" text:style-name="L1">
        <text:list-item>
          <text:p text:style-name="P16">UPCASEALL</text:p>
        </text:list-item>
        <text:list-item>
          <text:p text:style-name="P16">UPCASEFIRST</text:p>
        </text:list-item>
        <text:list-item>
          <text:p text:style-name="P18">CHKDOUBLECOUNT</text:p>
        </text:list-item>
        <text:list-item>
          <text:p text:style-name="P19">CSVIMPORT</text:p>
        </text:list-item>
      </text:list>
      <text:p text:style-name="P1"/>
      <text:p text:style-name="P1"/>
      <text:p text:style-name="P1"/>
      <text:p text:style-name="P3">Command: UPCASEALL</text:p>
      <text:p text:style-name="P6"><text:tab/>What does it do?</text:p>
      <text:p text:style-name="P6"><text:tab/><text:tab/>For all the selected block references, it changes all the attribute values to upper case.</text:p>
      <text:p text:style-name="P6"/>
      <text:p text:style-name="P6"/>
      <text:p text:style-name="P3">Command: UPCASEFIRST</text:p>
      <text:p text:style-name="P6"><text:tab/>What does it do?</text:p>
      <text:p text:style-name="P6"/>
      <text:p text:style-name="P22">For all the selected block references, it changes the first (and only the first) attribute value to uppercase</text:p>
      <text:p text:style-name="P6"/>
      <text:p text:style-name="P5">Command: CHKDOUBLECOUNT</text:p>
      <text:list xml:id="list6465028189160043018" text:style-name="L2">
        <text:list-item>
          <text:p text:style-name="P21">This program looks at all the wells in the drawing.</text:p>
        </text:list-item>
        <text:list-item>
          <text:p text:style-name="P21">First the drawing wells must be selected prior to running - only drawing wells should be selected.</text:p>
        </text:list-item>
        <text:list-item>
          <text:p text:style-name="P21">Then a small regex is applied so that wells with F07Rochester are renamed F7Rochester </text:p>
        </text:list-item>
        <text:list-item>
          <text:p text:style-name="P21">the numeral 0 is taken out immediately after the starting letter. <text:s text:c="7"/></text:p>
        </text:list-item>
        <text:list-item>
          <text:p text:style-name="P21">A warning is then displayed for any wells which have duplicate names</text:p>
        </text:list-item>
        <text:list-item>
          <text:p text:style-name="P21">A well will have a duplicate name if the ending number is the same.</text:p>
        </text:list-item>
        <text:list-item>
          <text:p text:style-name="P21">e.g. F050 and C00050 will strike a warning saying that 50 is a duplicate</text:p>
        </text:list-item>
      </text:list>
      <text:p text:style-name="P7"/>
      <text:p text:style-name="P7"/>
      <text:p text:style-name="P7"/>
      <text:p text:style-name="P9">CSV Import:</text:p>
      <text:p text:style-name="P8">Instructions</text:p>
      <text:p text:style-name="P11"><text:tab/>1. Must have three rows of just things that are not part of the tabl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2015-07-24</text:p>
          </table:table-cell>
        </table:table-row>
        <table:table-row table:style-name="Table1.1">
          <table:table-cell table:style-name="Table1.A1" office:value-type="string">
            <text:p text:style-name="P15">03-McRobbies-ASBUILT</text:p>
          </table:table-cell>
        </table:table-row>
        <table:table-row table:style-name="Table1.1">
          <table:table-cell table:style-name="Table1.A1" office:value-type="string">
            <text:p text:style-name="P15">test</text:p>
          </table:table-cell>
        </table:table-row>
      </table:table>
      <text:p text:style-name="P12"/>
      <text:p text:style-name="P12">and then the table must start with the heading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Easting</text:p>
          </table:table-cell>
          <table:table-cell table:style-name="Table2.A1" office:value-type="string">
            <text:p text:style-name="P14">Northing</text:p>
          </table:table-cell>
          <table:table-cell table:style-name="Table2.A1" office:value-type="string">
            <text:p text:style-name="P14">Well Name</text:p>
          </table:table-cell>
        </table:table-row>
      </table:table>
      <text:p text:style-name="P12"/>
      <text:p text:style-name="P12"/>
      <text:p text:style-name="P12">so the start MUST be like thi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">2015-07-24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5">03-McRobbies-ASBUILT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>test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>Easting</text:p>
          </table:table-cell>
          <table:table-cell table:style-name="Table3.A1" office:value-type="string">
            <text:p text:style-name="P15">Northing</text:p>
          </table:table-cell>
          <table:table-cell table:style-name="Table3.A1" office:value-type="string">
            <text:p text:style-name="P15">Well Name</text:p>
          </table:table-cell>
          <table:table-cell table:style-name="Table3.A1" office:value-type="string">
            <text:p text:style-name="P15"/>
          </table:table-cell>
        </table:table-row>
      </table:table>
      <text:p text:style-name="P12"/>
      <text:p text:style-name="P11"><text:tab/>2. Empty LInes must be Deleted</text:p>
      <text:p text:style-name="P12">if you <text:s/>have any empty lines they MUST be deleted. <text:s/>otherwise the array will be out of bounds.</text:p>
      <text:p text:style-name="P11">3. The first two columns MUST be well locations </text:p>
      <text:p text:style-name="P11">4. These well locations must be numbers</text:p>
      <text:p text:style-name="P13"><text:span text:style-name="T1">e.g. if you have the following well location: 234.234</text:span><text:span text:style-name="T2">&amp;</text:span><text:span text:style-name="T1">234 then it will throw up an error.</text:span></text:p>
      <text:p text:style-name="P12"/>
      <text:p text:style-name="P12"/>
      <text:p text:style-name="P10"><text:span text:style-name="T1">To run: </text:span><text:span text:style-name="T2">CSVIMPO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22:51:55.902000000</meta:creation-date>
    <dc:date>2016-01-21T11:51:27.343000000</dc:date>
    <meta:editing-duration>PT12H35M18S</meta:editing-duration>
    <meta:editing-cycles>9</meta:editing-cycles>
    <meta:generator>LibreOffice/4.4.2.2$Windows_x86 LibreOffice_project/c4c7d32d0d49397cad38d62472b0bc8acff48dd6</meta:generator>
    <meta:document-statistic meta:table-count="3" meta:image-count="0" meta:object-count="0" meta:page-count="2" meta:paragraph-count="42" meta:word-count="264" meta:character-count="1506" meta:non-whitespace-character-count="1277"/>
  </office:meta>
</office:document-meta>
</file>